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7.11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1.62mm" fo:break-before="auto" style:use-optimal-row-height="false"/>
    </style:style>
    <style:style style:name="ro2" style:family="table-row">
      <style:table-row-properties style:row-height="6.8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 table:number-columns-spanned="1" table:number-rows-spanned="2">
            <text:p>Cidades</text:p>
          </table:table-cell>
          <table:table-cell table:style-name="ce1" office:value-type="string" calcext:value-type="string">
            <text:p>Tempo notebook</text:p>
          </table:table-cell>
          <table:table-cell table:style-name="ce1" office:value-type="string" calcext:value-type="string">
            <text:p>Tempo raspberry</text:p>
          </table:table-cell>
          <table:table-cell table:style-name="ce4" office:value-type="string" calcext:value-type="string">
            <text:p>speedup raspberry/notebook</text:p>
          </table:table-cell>
          <table:table-cell table:style-name="ce4" office:value-type="string" calcext:value-type="string" table:number-columns-spanned="1" table:number-rows-spanned="2">
            <text:p>Speedup sequencial/paralelo notebook</text:p>
          </table:table-cell>
          <table:table-cell table:style-name="ce1" office:value-type="string" calcext:value-type="string" table:number-columns-spanned="1" table:number-rows-spanned="2">
            <text:p>Eficiência notebook</text:p>
          </table:table-cell>
          <table:table-cell table:style-name="ce4" office:value-type="string" calcext:value-type="string" table:number-columns-spanned="1" table:number-rows-spanned="2">
            <text:p>Speedup sequencial/paralelo raspberry</text:p>
          </table:table-cell>
          <table:table-cell table:style-name="ce6" office:value-type="string" calcext:value-type="string" table:number-columns-spanned="1" table:number-rows-spanned="2">
            <text:p>Eficiência raspberry</text:p>
          </table:table-cell>
        </table:table-row>
        <table:table-row table:style-name="ro2">
          <table:covered-table-cell table:style-name="ce1"/>
          <table:table-cell table:style-name="ce3" office:value-type="string" calcext:value-type="string" table:number-columns-spanned="3" table:number-rows-spanned="1">
            <text:p>Paralelo</text:p>
          </table:table-cell>
          <table:covered-table-cell table:style-name="ce1"/>
          <table:covered-table-cell table:number-columns-repeated="5" table:style-name="ce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.241" calcext:value-type="float">
            <text:p>2,241</text:p>
          </table:table-cell>
          <table:table-cell office:value-type="float" office:value="7.098" calcext:value-type="float">
            <text:p>7,098</text:p>
          </table:table-cell>
          <table:table-cell table:formula="of:=[.C3]/[.B3]" office:value-type="float" office:value="3.1673360107095" calcext:value-type="float">
            <text:p>3,1673360107</text:p>
          </table:table-cell>
          <table:table-cell table:formula="of:=[.B24]/[.B3]" office:value-type="float" office:value="0.426506024096386" calcext:value-type="float">
            <text:p>0,4265060241</text:p>
          </table:table-cell>
          <table:table-cell table:formula="of:=100*([.E3]/4)" office:value-type="float" office:value="10.6626506024096" calcext:value-type="float">
            <text:p>10,6626506024</text:p>
          </table:table-cell>
          <table:table-cell table:formula="of:=[.C24]/[.C3]" office:value-type="float" office:value="1.03767258382643" calcext:value-type="float">
            <text:p>1,0376725838</text:p>
          </table:table-cell>
          <table:table-cell table:formula="of:=100*([.G3]/4)" office:value-type="float" office:value="25.9418145956608" calcext:value-type="float">
            <text:p>25,9418145957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9.879" calcext:value-type="float">
            <text:p>9,879</text:p>
          </table:table-cell>
          <table:table-cell office:value-type="float" office:value="29.798" calcext:value-type="float">
            <text:p>29,798</text:p>
          </table:table-cell>
          <table:table-cell table:formula="of:=[.C4]/[.B4]" office:value-type="float" office:value="3.01629719607248" calcext:value-type="float">
            <text:p>3,0162971961</text:p>
          </table:table-cell>
          <table:table-cell table:formula="of:=[.B25]/[.B4]" office:value-type="float" office:value="0.736025913554003" calcext:value-type="float">
            <text:p>0,7360259136</text:p>
          </table:table-cell>
          <table:table-cell table:formula="of:=100*([.E4]/4)" office:value-type="float" office:value="18.4006478388501" calcext:value-type="float">
            <text:p>18,4006478389</text:p>
          </table:table-cell>
          <table:table-cell table:formula="of:=[.C25]/[.C4]" office:value-type="float" office:value="1.02377005168132" calcext:value-type="float">
            <text:p>1,0237700517</text:p>
          </table:table-cell>
          <table:table-cell table:formula="of:=100*([.G4]/4)" office:value-type="float" office:value="25.594251292033" calcext:value-type="float">
            <text:p>25,594251292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.421" calcext:value-type="float">
            <text:p>25,421</text:p>
          </table:table-cell>
          <table:table-cell office:value-type="float" office:value="79.189" calcext:value-type="float">
            <text:p>79,189</text:p>
          </table:table-cell>
          <table:table-cell table:formula="of:=[.C5]/[.B5]" office:value-type="float" office:value="3.11510168758113" calcext:value-type="float">
            <text:p>3,1151016876</text:p>
          </table:table-cell>
          <table:table-cell table:formula="of:=[.B26]/[.B5]" office:value-type="float" office:value="1.07804177648401" calcext:value-type="float">
            <text:p>1,0780417765</text:p>
          </table:table-cell>
          <table:table-cell table:formula="of:=100*([.E5]/4)" office:value-type="float" office:value="26.9510444121002" calcext:value-type="float">
            <text:p>26,9510444121</text:p>
          </table:table-cell>
          <table:table-cell table:formula="of:=[.C26]/[.C5]" office:value-type="float" office:value="1.20776875576153" calcext:value-type="float">
            <text:p>1,2077687558</text:p>
          </table:table-cell>
          <table:table-cell table:formula="of:=100*([.G5]/4)" office:value-type="float" office:value="30.1942188940383" calcext:value-type="float">
            <text:p>30,19421889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49.913" calcext:value-type="float">
            <text:p>49,913</text:p>
          </table:table-cell>
          <table:table-cell office:value-type="float" office:value="158.181" calcext:value-type="float">
            <text:p>158,181</text:p>
          </table:table-cell>
          <table:table-cell table:formula="of:=[.C6]/[.B6]" office:value-type="float" office:value="3.16913429367099" calcext:value-type="float">
            <text:p>3,1691342937</text:p>
          </table:table-cell>
          <table:table-cell table:formula="of:=[.B27]/[.B6]" office:value-type="float" office:value="1.439244285056" calcext:value-type="float">
            <text:p>1,4392442851</text:p>
          </table:table-cell>
          <table:table-cell table:formula="of:=100*([.E6]/4)" office:value-type="float" office:value="35.9811071263999" calcext:value-type="float">
            <text:p>35,9811071264</text:p>
          </table:table-cell>
          <table:table-cell table:formula="of:=[.C27]/[.C6]" office:value-type="float" office:value="1.41821710572066" calcext:value-type="float">
            <text:p>1,4182171057</text:p>
          </table:table-cell>
          <table:table-cell table:formula="of:=100*([.G6]/4)" office:value-type="float" office:value="35.4554276430165" calcext:value-type="float">
            <text:p>35,455427643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97.767" calcext:value-type="float">
            <text:p>97,767</text:p>
          </table:table-cell>
          <table:table-cell office:value-type="float" office:value="326.937" calcext:value-type="float">
            <text:p>326,937</text:p>
          </table:table-cell>
          <table:table-cell table:formula="of:=[.C7]/[.B7]" office:value-type="float" office:value="3.34404246831753" calcext:value-type="float">
            <text:p>3,3440424683</text:p>
          </table:table-cell>
          <table:table-cell table:formula="of:=[.B28]/[.B7]" office:value-type="float" office:value="1.59537471744045" calcext:value-type="float">
            <text:p>1,5953747174</text:p>
          </table:table-cell>
          <table:table-cell table:formula="of:=100*([.E7]/4)" office:value-type="float" office:value="39.8843679360111" calcext:value-type="float">
            <text:p>39,884367936</text:p>
          </table:table-cell>
          <table:table-cell table:formula="of:=[.C28]/[.C7]" office:value-type="float" office:value="1.41503103044317" calcext:value-type="float">
            <text:p>1,4150310304</text:p>
          </table:table-cell>
          <table:table-cell table:formula="of:=100*([.G7]/4)" office:value-type="float" office:value="35.3757757610793" calcext:value-type="float">
            <text:p>35,3757757611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41.966" calcext:value-type="float">
            <text:p>141,966</text:p>
          </table:table-cell>
          <table:table-cell office:value-type="float" office:value="507.329" calcext:value-type="float">
            <text:p>507,329</text:p>
          </table:table-cell>
          <table:table-cell table:formula="of:=[.C8]/[.B8]" office:value-type="float" office:value="3.57359508614739" calcext:value-type="float">
            <text:p>3,5735950861</text:p>
          </table:table-cell>
          <table:table-cell table:formula="of:=[.B29]/[.B8]" office:value-type="float" office:value="1.97332459884761" calcext:value-type="float">
            <text:p>1,9733245988</text:p>
          </table:table-cell>
          <table:table-cell table:formula="of:=100*([.E8]/4)" office:value-type="float" office:value="49.3331149711903" calcext:value-type="float">
            <text:p>49,3331149712</text:p>
          </table:table-cell>
          <table:table-cell table:formula="of:=[.C29]/[.C8]" office:value-type="float" office:value="1.69901582602217" calcext:value-type="float">
            <text:p>1,699015826</text:p>
          </table:table-cell>
          <table:table-cell table:formula="of:=100*([.G8]/4)" office:value-type="float" office:value="42.4753956505542" calcext:value-type="float">
            <text:p>42,4753956506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11.765" calcext:value-type="float">
            <text:p>211,765</text:p>
          </table:table-cell>
          <table:table-cell office:value-type="float" office:value="708.825" calcext:value-type="float">
            <text:p>708,825</text:p>
          </table:table-cell>
          <table:table-cell table:formula="of:=[.C9]/[.B9]" office:value-type="float" office:value="3.34722451774373" calcext:value-type="float">
            <text:p>3,3472245177</text:p>
          </table:table-cell>
          <table:table-cell table:formula="of:=[.B30]/[.B9]" office:value-type="float" office:value="1.97420253582981" calcext:value-type="float">
            <text:p>1,9742025358</text:p>
          </table:table-cell>
          <table:table-cell table:formula="of:=100*([.E9]/4)" office:value-type="float" office:value="49.3550633957453" calcext:value-type="float">
            <text:p>49,3550633957</text:p>
          </table:table-cell>
          <table:table-cell table:formula="of:=[.C30]/[.C9]" office:value-type="float" office:value="1.67223221528586" calcext:value-type="float">
            <text:p>1,6722322153</text:p>
          </table:table-cell>
          <table:table-cell table:formula="of:=100*([.G9]/4)" office:value-type="float" office:value="41.8058053821465" calcext:value-type="float">
            <text:p>41,8058053821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250.663" calcext:value-type="float">
            <text:p>250,663</text:p>
          </table:table-cell>
          <table:table-cell office:value-type="float" office:value="804.081" calcext:value-type="float">
            <text:p>804,081</text:p>
          </table:table-cell>
          <table:table-cell table:formula="of:=[.C10]/[.B10]" office:value-type="float" office:value="3.20781686966166" calcext:value-type="float">
            <text:p>3,2078168697</text:p>
          </table:table-cell>
          <table:table-cell table:formula="of:=[.B31]/[.B10]" office:value-type="float" office:value="2.01523559520153" calcext:value-type="float">
            <text:p>2,0152355952</text:p>
          </table:table-cell>
          <table:table-cell table:formula="of:=100*([.E10]/4)" office:value-type="float" office:value="50.3808898800381" calcext:value-type="float">
            <text:p>50,38088988</text:p>
          </table:table-cell>
          <table:table-cell table:formula="of:=[.C31]/[.C10]" office:value-type="float" office:value="1.8150534585446" calcext:value-type="float">
            <text:p>1,8150534585</text:p>
          </table:table-cell>
          <table:table-cell table:formula="of:=100*([.G10]/4)" office:value-type="float" office:value="45.376336463615" calcext:value-type="float">
            <text:p>45,3763364636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272.251" calcext:value-type="float">
            <text:p>272,251</text:p>
          </table:table-cell>
          <table:table-cell office:value-type="float" office:value="844.442" calcext:value-type="float">
            <text:p>844,442</text:p>
          </table:table-cell>
          <table:table-cell table:formula="of:=[.C11]/[.B11]" office:value-type="float" office:value="3.10170394231793" calcext:value-type="float">
            <text:p>3,1017039423</text:p>
          </table:table-cell>
          <table:table-cell table:formula="of:=[.B32]/[.B11]" office:value-type="float" office:value="2.16954575006152" calcext:value-type="float">
            <text:p>2,1695457501</text:p>
          </table:table-cell>
          <table:table-cell table:formula="of:=100*([.E11]/4)" office:value-type="float" office:value="54.2386437515381" calcext:value-type="float">
            <text:p>54,2386437515</text:p>
          </table:table-cell>
          <table:table-cell table:formula="of:=[.C32]/[.C11]" office:value-type="float" office:value="2.00024394807459" calcext:value-type="float">
            <text:p>2,0002439481</text:p>
          </table:table-cell>
          <table:table-cell table:formula="of:=100*([.G11]/4)" office:value-type="float" office:value="50.0060987018647" calcext:value-type="float">
            <text:p>50,0060987019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323.506" calcext:value-type="float">
            <text:p>323,506</text:p>
          </table:table-cell>
          <table:table-cell office:value-type="float" office:value="1049.87" calcext:value-type="float">
            <text:p>1049,87</text:p>
          </table:table-cell>
          <table:table-cell table:formula="of:=[.C12]/[.B12]" office:value-type="float" office:value="3.2452875680822" calcext:value-type="float">
            <text:p>3,2452875681</text:p>
          </table:table-cell>
          <table:table-cell table:formula="of:=[.B33]/[.B12]" office:value-type="float" office:value="2.14494939815645" calcext:value-type="float">
            <text:p>2,1449493982</text:p>
          </table:table-cell>
          <table:table-cell table:formula="of:=100*([.E12]/4)" office:value-type="float" office:value="53.6237349539112" calcext:value-type="float">
            <text:p>53,6237349539</text:p>
          </table:table-cell>
          <table:table-cell table:formula="of:=[.C33]/[.C12]" office:value-type="float" office:value="1.824206806557" calcext:value-type="float">
            <text:p>1,8242068066</text:p>
          </table:table-cell>
          <table:table-cell table:formula="of:=100*([.G12]/4)" office:value-type="float" office:value="45.6051701639251" calcext:value-type="float">
            <text:p>45,6051701639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359.835" calcext:value-type="float">
            <text:p>359,835</text:p>
          </table:table-cell>
          <table:table-cell office:value-type="float" office:value="1180.75" calcext:value-type="float">
            <text:p>1180,75</text:p>
          </table:table-cell>
          <table:table-cell table:formula="of:=[.C13]/[.B13]" office:value-type="float" office:value="3.28136507010157" calcext:value-type="float">
            <text:p>3,2813650701</text:p>
          </table:table-cell>
          <table:table-cell table:formula="of:=[.B34]/[.B13]" office:value-type="float" office:value="2.18885878249753" calcext:value-type="float">
            <text:p>2,1888587825</text:p>
          </table:table-cell>
          <table:table-cell table:formula="of:=100*([.E13]/4)" office:value-type="float" office:value="54.7214695624384" calcext:value-type="float">
            <text:p>54,7214695624</text:p>
          </table:table-cell>
          <table:table-cell table:formula="of:=[.C34]/[.C13]" office:value-type="float" office:value="1.90099513021385" calcext:value-type="float">
            <text:p>1,9009951302</text:p>
          </table:table-cell>
          <table:table-cell table:formula="of:=100*([.G13]/4)" office:value-type="float" office:value="47.5248782553462" calcext:value-type="float">
            <text:p>47,5248782553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410.289" calcext:value-type="float">
            <text:p>410,289</text:p>
          </table:table-cell>
          <table:table-cell office:value-type="float" office:value="1336.32" calcext:value-type="float">
            <text:p>1336,32</text:p>
          </table:table-cell>
          <table:table-cell table:formula="of:=[.C14]/[.B14]" office:value-type="float" office:value="3.25702127037283" calcext:value-type="float">
            <text:p>3,2570212704</text:p>
          </table:table-cell>
          <table:table-cell table:formula="of:=[.B35]/[.B14]" office:value-type="float" office:value="2.23459805161727" calcext:value-type="float">
            <text:p>2,2345980516</text:p>
          </table:table-cell>
          <table:table-cell table:formula="of:=100*([.E14]/4)" office:value-type="float" office:value="55.8649512904319" calcext:value-type="float">
            <text:p>55,8649512904</text:p>
          </table:table-cell>
          <table:table-cell table:formula="of:=[.C35]/[.C14]" office:value-type="float" office:value="1.84520923132184" calcext:value-type="float">
            <text:p>1,8452092313</text:p>
          </table:table-cell>
          <table:table-cell table:formula="of:=100*([.G14]/4)" office:value-type="float" office:value="46.130230783046" calcext:value-type="float">
            <text:p>46,130230783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435.14" calcext:value-type="float">
            <text:p>435,14</text:p>
          </table:table-cell>
          <table:table-cell office:value-type="float" office:value="1458.83" calcext:value-type="float">
            <text:p>1458,83</text:p>
          </table:table-cell>
          <table:table-cell table:formula="of:=[.C15]/[.B15]" office:value-type="float" office:value="3.35255320126856" calcext:value-type="float">
            <text:p>3,3525532013</text:p>
          </table:table-cell>
          <table:table-cell table:formula="of:=[.B36]/[.B15]" office:value-type="float" office:value="2.26198005239693" calcext:value-type="float">
            <text:p>2,2619800524</text:p>
          </table:table-cell>
          <table:table-cell table:formula="of:=100*([.E15]/4)" office:value-type="float" office:value="56.5495013099232" calcext:value-type="float">
            <text:p>56,5495013099</text:p>
          </table:table-cell>
          <table:table-cell table:formula="of:=[.C36]/[.C15]" office:value-type="float" office:value="1.97436301693823" calcext:value-type="float">
            <text:p>1,9743630169</text:p>
          </table:table-cell>
          <table:table-cell table:formula="of:=100*([.G15]/4)" office:value-type="float" office:value="49.3590754234558" calcext:value-type="float">
            <text:p>49,3590754235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478.638" calcext:value-type="float">
            <text:p>478,638</text:p>
          </table:table-cell>
          <table:table-cell office:value-type="float" office:value="1614.59" calcext:value-type="float">
            <text:p>1614,59</text:p>
          </table:table-cell>
          <table:table-cell table:formula="of:=[.C16]/[.B16]" office:value-type="float" office:value="3.3733009079931" calcext:value-type="float">
            <text:p>3,373300908</text:p>
          </table:table-cell>
          <table:table-cell table:formula="of:=[.B37]/[.B16]" office:value-type="float" office:value="2.24710532803497" calcext:value-type="float">
            <text:p>2,247105328</text:p>
          </table:table-cell>
          <table:table-cell table:formula="of:=100*([.E16]/4)" office:value-type="float" office:value="56.1776332008741" calcext:value-type="float">
            <text:p>56,1776332009</text:p>
          </table:table-cell>
          <table:table-cell table:formula="of:=[.C37]/[.C16]" office:value-type="float" office:value="1.99402944400746" calcext:value-type="float">
            <text:p>1,994029444</text:p>
          </table:table-cell>
          <table:table-cell table:formula="of:=100*([.G16]/4)" office:value-type="float" office:value="49.8507361001864" calcext:value-type="float">
            <text:p>49,8507361002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533.827" calcext:value-type="float">
            <text:p>533,827</text:p>
          </table:table-cell>
          <table:table-cell office:value-type="float" office:value="1795.99" calcext:value-type="float">
            <text:p>1795,99</text:p>
          </table:table-cell>
          <table:table-cell table:formula="of:=[.C17]/[.B17]" office:value-type="float" office:value="3.36436710769594" calcext:value-type="float">
            <text:p>3,3643671077</text:p>
          </table:table-cell>
          <table:table-cell table:formula="of:=[.B38]/[.B17]" office:value-type="float" office:value="2.29769194888981" calcext:value-type="float">
            <text:p>2,2976919489</text:p>
          </table:table-cell>
          <table:table-cell table:formula="of:=100*([.E17]/4)" office:value-type="float" office:value="57.4422987222452" calcext:value-type="float">
            <text:p>57,4422987222</text:p>
          </table:table-cell>
          <table:table-cell table:formula="of:=[.C38]/[.C17]" office:value-type="float" office:value="1.97850210747276" calcext:value-type="float">
            <text:p>1,9785021075</text:p>
          </table:table-cell>
          <table:table-cell table:formula="of:=100*([.G17]/4)" office:value-type="float" office:value="49.462552686819" calcext:value-type="float">
            <text:p>49,4625526868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556.882" calcext:value-type="float">
            <text:p>556,882</text:p>
          </table:table-cell>
          <table:table-cell office:value-type="float" office:value="1930.37" calcext:value-type="float">
            <text:p>1930,37</text:p>
          </table:table-cell>
          <table:table-cell table:formula="of:=[.C18]/[.B18]" office:value-type="float" office:value="3.46638964807625" calcext:value-type="float">
            <text:p>3,4663896481</text:p>
          </table:table-cell>
          <table:table-cell table:formula="of:=[.B39]/[.B18]" office:value-type="float" office:value="2.31853426758272" calcext:value-type="float">
            <text:p>2,3185342676</text:p>
          </table:table-cell>
          <table:table-cell table:formula="of:=100*([.E18]/4)" office:value-type="float" office:value="57.963356689568" calcext:value-type="float">
            <text:p>57,9633566896</text:p>
          </table:table-cell>
          <table:table-cell table:formula="of:=[.C39]/[.C18]" office:value-type="float" office:value="1.96726016255951" calcext:value-type="float">
            <text:p>1,9672601626</text:p>
          </table:table-cell>
          <table:table-cell table:formula="of:=100*([.G18]/4)" office:value-type="float" office:value="49.1815040639877" calcext:value-type="float">
            <text:p>49,181504064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634.073" calcext:value-type="float">
            <text:p>634,073</text:p>
          </table:table-cell>
          <table:table-cell office:value-type="float" office:value="2187.27" calcext:value-type="float">
            <text:p>2187,27</text:p>
          </table:table-cell>
          <table:table-cell table:formula="of:=[.C19]/[.B19]" office:value-type="float" office:value="3.4495554928218" calcext:value-type="float">
            <text:p>3,4495554928</text:p>
          </table:table-cell>
          <table:table-cell table:formula="of:=[.B40]/[.B19]" office:value-type="float" office:value="2.28368027025279" calcext:value-type="float">
            <text:p>2,2836802703</text:p>
          </table:table-cell>
          <table:table-cell table:formula="of:=100*([.E19]/4)" office:value-type="float" office:value="57.0920067563199" calcext:value-type="float">
            <text:p>57,0920067563</text:p>
          </table:table-cell>
          <table:table-cell table:formula="of:=[.C40]/[.C19]" office:value-type="float" office:value="1.95010675408157" calcext:value-type="float">
            <text:p>1,9501067541</text:p>
          </table:table-cell>
          <table:table-cell table:formula="of:=100*([.G19]/4)" office:value-type="float" office:value="48.7526688520393" calcext:value-type="float">
            <text:p>48,752668852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699.789" calcext:value-type="float">
            <text:p>699,789</text:p>
          </table:table-cell>
          <table:table-cell office:value-type="float" office:value="2418.45" calcext:value-type="float">
            <text:p>2418,45</text:p>
          </table:table-cell>
          <table:table-cell table:formula="of:=[.C20]/[.B20]" office:value-type="float" office:value="3.45597029961888" calcext:value-type="float">
            <text:p>3,4559702996</text:p>
          </table:table-cell>
          <table:table-cell table:formula="of:=[.B41]/[.B20]" office:value-type="float" office:value="2.2698556279107" calcext:value-type="float">
            <text:p>2,2698556279</text:p>
          </table:table-cell>
          <table:table-cell table:formula="of:=100*([.E20]/4)" office:value-type="float" office:value="56.7463906977675" calcext:value-type="float">
            <text:p>56,7463906978</text:p>
          </table:table-cell>
          <table:table-cell table:formula="of:=[.C41]/[.C20]" office:value-type="float" office:value="1.96662738530877" calcext:value-type="float">
            <text:p>1,9666273853</text:p>
          </table:table-cell>
          <table:table-cell table:formula="of:=100*([.G20]/4)" office:value-type="float" office:value="49.1656846327193" calcext:value-type="float">
            <text:p>49,1656846327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740.603" calcext:value-type="float">
            <text:p>740,603</text:p>
          </table:table-cell>
          <table:table-cell office:value-type="float" office:value="2591.56" calcext:value-type="float">
            <text:p>2591,56</text:p>
          </table:table-cell>
          <table:table-cell table:formula="of:=[.C21]/[.B21]" office:value-type="float" office:value="3.49925668678091" calcext:value-type="float">
            <text:p>3,4992566868</text:p>
          </table:table-cell>
          <table:table-cell table:formula="of:=[.B42]/[.B21]" office:value-type="float" office:value="2.29236176467014" calcext:value-type="float">
            <text:p>2,2923617647</text:p>
          </table:table-cell>
          <table:table-cell table:formula="of:=100*([.E21]/4)" office:value-type="float" office:value="57.3090441167535" calcext:value-type="float">
            <text:p>57,3090441168</text:p>
          </table:table-cell>
          <table:table-cell table:formula="of:=[.C42]/[.C21]" office:value-type="float" office:value="2.02123045578725" calcext:value-type="float">
            <text:p>2,0212304558</text:p>
          </table:table-cell>
          <table:table-cell table:formula="of:=100*([.G21]/4)" office:value-type="float" office:value="50.5307613946812" calcext:value-type="float">
            <text:p>50,5307613947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792.911" calcext:value-type="float">
            <text:p>792,911</text:p>
          </table:table-cell>
          <table:table-cell office:value-type="float" office:value="2903.3" calcext:value-type="float">
            <text:p>2903,3</text:p>
          </table:table-cell>
          <table:table-cell table:formula="of:=[.C22]/[.B22]" office:value-type="float" office:value="3.66157109688225" calcext:value-type="float">
            <text:p>3,6615710969</text:p>
          </table:table-cell>
          <table:table-cell table:formula="of:=[.B43]/[.B22]" office:value-type="float" office:value="2.30083830341615" calcext:value-type="float">
            <text:p>2,3008383034</text:p>
          </table:table-cell>
          <table:table-cell table:formula="of:=100*([.E22]/4)" office:value-type="float" office:value="57.5209575854037" calcext:value-type="float">
            <text:p>57,5209575854</text:p>
          </table:table-cell>
          <table:table-cell table:formula="of:=[.C43]/[.C22]" office:value-type="float" office:value="1.98987359211931" calcext:value-type="float">
            <text:p>1,9898735921</text:p>
          </table:table-cell>
          <table:table-cell table:formula="of:=100*([.G22]/4)" office:value-type="float" office:value="49.7468398029828" calcext:value-type="float">
            <text:p>49,746839803</text:p>
          </table:table-cell>
        </table:table-row>
        <table:table-row table:style-name="ro3">
          <table:table-cell table:style-name="ce3" office:value-type="string" calcext:value-type="string" table:number-columns-spanned="4" table:number-rows-spanned="1">
            <text:p>Sequencial</text:p>
          </table:table-cell>
          <table:covered-table-cell table:number-columns-repeated="2"/>
          <table:covered-table-cell table:style-name="ce1"/>
          <table:table-cell table:style-name="ce1" table:number-columns-spanned="4" table:number-rows-spanned="1"/>
          <table:covered-table-cell table:style-name="ce1"/>
          <table:covered-table-cell table:number-columns-repeated="2" table:style-name="Default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9558" calcext:value-type="float">
            <text:p>0,9558</text:p>
          </table:table-cell>
          <table:table-cell office:value-type="float" office:value="7.3654" calcext:value-type="float">
            <text:p>7,3654</text:p>
          </table:table-cell>
          <table:table-cell table:formula="of:=[.C24]/[.B24]" office:value-type="float" office:value="7.70600544046872" calcext:value-type="float">
            <text:p>7,7060054405</text:p>
          </table:table-cell>
          <table:table-cell table:style-name="Default"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.2712" calcext:value-type="float">
            <text:p>7,2712</text:p>
          </table:table-cell>
          <table:table-cell office:value-type="float" office:value="30.5063" calcext:value-type="float">
            <text:p>30,5063</text:p>
          </table:table-cell>
          <table:table-cell table:formula="of:=[.C25]/[.B25]" office:value-type="float" office:value="4.19549730443393" calcext:value-type="float">
            <text:p>4,1954973044</text:p>
          </table:table-cell>
          <table:table-cell table:style-name="Default"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7.4049" calcext:value-type="float">
            <text:p>27,4049</text:p>
          </table:table-cell>
          <table:table-cell office:value-type="float" office:value="95.642" calcext:value-type="float">
            <text:p>95,642</text:p>
          </table:table-cell>
          <table:table-cell table:formula="of:=[.C26]/[.B26]" office:value-type="float" office:value="3.48995982470288" calcext:value-type="float">
            <text:p>3,4899598247</text:p>
          </table:table-cell>
          <table:table-cell table:style-name="Default"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71.837" calcext:value-type="float">
            <text:p>71,837</text:p>
          </table:table-cell>
          <table:table-cell office:value-type="float" office:value="224.335" calcext:value-type="float">
            <text:p>224,335</text:p>
          </table:table-cell>
          <table:table-cell table:formula="of:=[.C27]/[.B27]" office:value-type="float" office:value="3.12283363726213" calcext:value-type="float">
            <text:p>3,1228336373</text:p>
          </table:table-cell>
          <table:table-cell table:style-name="Default"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5.975" calcext:value-type="float">
            <text:p>155,975</text:p>
          </table:table-cell>
          <table:table-cell office:value-type="float" office:value="462.626" calcext:value-type="float">
            <text:p>462,626</text:p>
          </table:table-cell>
          <table:table-cell table:formula="of:=[.C28]/[.B28]" office:value-type="float" office:value="2.96602660682802" calcext:value-type="float">
            <text:p>2,9660266068</text:p>
          </table:table-cell>
          <table:table-cell table:style-name="Default"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80.145" calcext:value-type="float">
            <text:p>280,145</text:p>
          </table:table-cell>
          <table:table-cell office:value-type="float" office:value="861.96" calcext:value-type="float">
            <text:p>861,96</text:p>
          </table:table-cell>
          <table:table-cell table:formula="of:=[.C29]/[.B29]" office:value-type="float" office:value="3.0768352103375" calcext:value-type="float">
            <text:p>3,0768352103</text:p>
          </table:table-cell>
          <table:table-cell table:style-name="Default" table:number-columns-repeated="4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418.067" calcext:value-type="float">
            <text:p>418,067</text:p>
          </table:table-cell>
          <table:table-cell office:value-type="float" office:value="1185.32" calcext:value-type="float">
            <text:p>1185,32</text:p>
          </table:table-cell>
          <table:table-cell table:formula="of:=[.C30]/[.B30]" office:value-type="float" office:value="2.83523932766757" calcext:value-type="float">
            <text:p>2,8352393277</text:p>
          </table:table-cell>
          <table:table-cell table:style-name="Default" table:number-columns-repeated="4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505.145" calcext:value-type="float">
            <text:p>505,145</text:p>
          </table:table-cell>
          <table:table-cell office:value-type="float" office:value="1459.45" calcext:value-type="float">
            <text:p>1459,45</text:p>
          </table:table-cell>
          <table:table-cell table:formula="of:=[.C31]/[.B31]" office:value-type="float" office:value="2.88917043621139" calcext:value-type="float">
            <text:p>2,8891704362</text:p>
          </table:table-cell>
          <table:table-cell table:style-name="Default" table:number-columns-repeated="4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590.661" calcext:value-type="float">
            <text:p>590,661</text:p>
          </table:table-cell>
          <table:table-cell office:value-type="float" office:value="1689.09" calcext:value-type="float">
            <text:p>1689,09</text:p>
          </table:table-cell>
          <table:table-cell table:formula="of:=[.C32]/[.B32]" office:value-type="float" office:value="2.85966061751157" calcext:value-type="float">
            <text:p>2,8596606175</text:p>
          </table:table-cell>
          <table:table-cell table:style-name="Default" table:number-columns-repeated="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693.904" calcext:value-type="float">
            <text:p>693,904</text:p>
          </table:table-cell>
          <table:table-cell office:value-type="float" office:value="1915.18" calcext:value-type="float">
            <text:p>1915,18</text:p>
          </table:table-cell>
          <table:table-cell table:formula="of:=[.C33]/[.B33]" office:value-type="float" office:value="2.76000714796283" calcext:value-type="float">
            <text:p>2,760007148</text:p>
          </table:table-cell>
          <table:table-cell table:style-name="Default" table:number-columns-repeated="4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787.628" calcext:value-type="float">
            <text:p>787,628</text:p>
          </table:table-cell>
          <table:table-cell office:value-type="float" office:value="2244.6" calcext:value-type="float">
            <text:p>2244,6</text:p>
          </table:table-cell>
          <table:table-cell table:formula="of:=[.C34]/[.B34]" office:value-type="float" office:value="2.84982250504045" calcext:value-type="float">
            <text:p>2,849822505</text:p>
          </table:table-cell>
          <table:table-cell table:style-name="Default"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916.831" calcext:value-type="float">
            <text:p>916,831</text:p>
          </table:table-cell>
          <table:table-cell office:value-type="float" office:value="2465.79" calcext:value-type="float">
            <text:p>2465,79</text:p>
          </table:table-cell>
          <table:table-cell table:formula="of:=[.C35]/[.B35]" office:value-type="float" office:value="2.68947057854719" calcext:value-type="float">
            <text:p>2,6894705785</text:p>
          </table:table-cell>
          <table:table-cell table:style-name="Default" table:number-columns-repeated="4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984.278" calcext:value-type="float">
            <text:p>984,278</text:p>
          </table:table-cell>
          <table:table-cell office:value-type="float" office:value="2880.26" calcext:value-type="float">
            <text:p>2880,26</text:p>
          </table:table-cell>
          <table:table-cell table:formula="of:=[.C36]/[.B36]" office:value-type="float" office:value="2.92626676609657" calcext:value-type="float">
            <text:p>2,9262667661</text:p>
          </table:table-cell>
          <table:table-cell table:style-name="Default" table:number-columns-repeated="4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1075.55" calcext:value-type="float">
            <text:p>1075,55</text:p>
          </table:table-cell>
          <table:table-cell office:value-type="float" office:value="3219.54" calcext:value-type="float">
            <text:p>3219,54</text:p>
          </table:table-cell>
          <table:table-cell table:formula="of:=[.C37]/[.B37]" office:value-type="float" office:value="2.9933894286644" calcext:value-type="float">
            <text:p>2,9933894287</text:p>
          </table:table-cell>
          <table:table-cell table:style-name="Default" table:number-columns-repeated="4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1226.57" calcext:value-type="float">
            <text:p>1226,57</text:p>
          </table:table-cell>
          <table:table-cell office:value-type="float" office:value="3553.37" calcext:value-type="float">
            <text:p>3553,37</text:p>
          </table:table-cell>
          <table:table-cell table:formula="of:=[.C38]/[.B38]" office:value-type="float" office:value="2.89699731772341" calcext:value-type="float">
            <text:p>2,8969973177</text:p>
          </table:table-cell>
          <table:table-cell table:style-name="Default" table:number-columns-repeated="4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291.15" calcext:value-type="float">
            <text:p>1291,15</text:p>
          </table:table-cell>
          <table:table-cell office:value-type="float" office:value="3797.54" calcext:value-type="float">
            <text:p>3797,54</text:p>
          </table:table-cell>
          <table:table-cell table:formula="of:=[.C39]/[.B39]" office:value-type="float" office:value="2.94120745072222" calcext:value-type="float">
            <text:p>2,9412074507</text:p>
          </table:table-cell>
          <table:table-cell table:style-name="Default" table:number-columns-repeated="4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1448.02" calcext:value-type="float">
            <text:p>1448,02</text:p>
          </table:table-cell>
          <table:table-cell office:value-type="float" office:value="4265.41" calcext:value-type="float">
            <text:p>4265,41</text:p>
          </table:table-cell>
          <table:table-cell table:formula="of:=[.C40]/[.B40]" office:value-type="float" office:value="2.94568445187221" calcext:value-type="float">
            <text:p>2,9456844519</text:p>
          </table:table-cell>
          <table:table-cell table:style-name="Default" table:number-columns-repeated="4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588.42" calcext:value-type="float">
            <text:p>1588,42</text:p>
          </table:table-cell>
          <table:table-cell office:value-type="float" office:value="4756.19" calcext:value-type="float">
            <text:p>4756,19</text:p>
          </table:table-cell>
          <table:table-cell table:formula="of:=[.C41]/[.B41]" office:value-type="float" office:value="2.99428992332003" calcext:value-type="float">
            <text:p>2,9942899233</text:p>
          </table:table-cell>
          <table:table-cell table:style-name="Default" table:number-columns-repeated="4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1697.73" calcext:value-type="float">
            <text:p>1697,73</text:p>
          </table:table-cell>
          <table:table-cell office:value-type="float" office:value="5238.14" calcext:value-type="float">
            <text:p>5238,14</text:p>
          </table:table-cell>
          <table:table-cell table:formula="of:=[.C42]/[.B42]" office:value-type="float" office:value="3.08537871157369" calcext:value-type="float">
            <text:p>3,0853787116</text:p>
          </table:table-cell>
          <table:table-cell table:style-name="Default" table:number-columns-repeated="4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1824.36" calcext:value-type="float">
            <text:p>1824,36</text:p>
          </table:table-cell>
          <table:table-cell office:value-type="float" office:value="5777.2" calcext:value-type="float">
            <text:p>5777,2</text:p>
          </table:table-cell>
          <table:table-cell table:formula="of:=[.C43]/[.B43]" office:value-type="float" office:value="3.16669955491241" calcext:value-type="float">
            <text:p>3,1666995549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07:30:34.2126010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7:05:57.188670681</meta:creation-date>
    <dc:date>2017-11-27T07:48:15.612412243</dc:date>
    <meta:editing-duration>PT8M58S</meta:editing-duration>
    <meta:editing-cycles>2</meta:editing-cycles>
    <meta:generator>LibreOffice/5.1.6.2$Linux_X86_64 LibreOffice_project/10m0$Build-2</meta:generator>
    <meta:document-statistic meta:table-count="1" meta:cell-count="250" meta:object-count="0"/>
  </office:meta>
</office:document-meta>
</file>